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2.6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bbe33d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nicomp3 Upload Protocol</text:p>
          </table:table-cell>
          <table:covered-table-cell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Data is sent to STM32 via USB port in 8k chunks, maximum transfer size is &lt;2MB (8k * 255)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yte s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A</text:p>
          </table:table-cell>
          <table:table-cell table:style-name="ce8" office:value-type="string" calcext:value-type="string">
            <text:p>Function</text:p>
          </table:table-cell>
          <table:table-cell table:style-name="ce9" office:value-type="string" calcext:value-type="string">
            <text:p>Function 0-126: read functions,</text:p>
            <text:p>128: unhandled,</text:p>
            <text:p>129-191: long buffer write,</text:p>
            <text:p>192-255: short buffer write functions.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StartAddress High</text:p>
          </table:table-cell>
          <table:table-cell office:value-type="string" calcext:value-type="string">
            <text:p>StartAddress is 0x00F000</text:p>
          </table:table-cell>
          <table:table-cell office:value-type="string" calcext:value-type="string">
            <text:p>Start Address of whole datablock – not the chunk.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0</text:p>
          </table:table-cell>
          <table:table-cell table:style-name="ce8" office:value-type="string" calcext:value-type="string">
            <text:p>StartAddress Mid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StartAddress Low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Length High</text:p>
          </table:table-cell>
          <table:table-cell office:value-type="string" calcext:value-type="string">
            <text:p>Length of Data is 0x001000</text:p>
          </table:table-cell>
          <table:table-cell office:value-type="string" calcext:value-type="string">
            <text:p>If Index == 0: length of whole datablock, otherwise length of chunk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0</text:p>
          </table:table-cell>
          <table:table-cell table:style-name="ce8" office:value-type="string" calcext:value-type="string">
            <text:p>Length Mid</text:p>
          </table:table-cell>
          <table:table-cell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Length Low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4" table:number-rows-spanned="1">
            <text:p>below is an example of a block write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Chunks number (8-bit), starts at 0</text:p>
          </table:table-cell>
          <table:table-cell/>
        </table:table-row>
        <table:table-row table:style-name="ro1">
          <table:table-cell office:value-type="string" calcext:value-type="string">
            <text:p>10..Length-1</text:p>
          </table:table-cell>
          <table:table-cell/>
          <table:table-cell office:value-type="string" calcext:value-type="string">
            <text:p>Data </text:p>
          </table:table-cell>
          <table:table-cell office:value-type="string" calcext:value-type="string">
            <text:p>Data Block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Checksum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below is an example of a block read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ecksum</text:p>
          </table:table-cell>
          <table:table-cell office:value-type="string" calcext:value-type="string">
            <text:p>Checksum is a simple 8-bit add of all data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9T13:30:24.063464669</dc:date>
    <meta:editing-duration>PT15H47M32S</meta:editing-duration>
    <meta:editing-cycles>9</meta:editing-cycles>
    <meta:generator>LibreOffice/7.3.7.2$Linux_X86_64 LibreOffice_project/30$Build-2</meta:generator>
    <meta:document-statistic meta:table-count="1" meta:cell-count="45" meta:object-count="0"/>
  </office:meta>
</office:document-meta>
</file>